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33300"/>
      <style:paragraph-properties fo:text-align="start"/>
      <style:text-properties fo:color="#999999"/>
    </style:style>
    <style:style style:name="P5" style:family="paragraph">
      <loext:graphic-properties draw:fill="solid" draw:fill-color="#669966"/>
      <style:paragraph-properties fo:text-align="start"/>
      <style:text-properties fo:color="#999999"/>
    </style:style>
    <style:style style:name="P6" style:family="paragraph">
      <loext:graphic-properties draw:fill="solid" draw:fill-color="#006699"/>
      <style:paragraph-properties fo:text-align="start"/>
      <style:text-properties fo:color="#999999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P11" style:family="paragraph">
      <loext:graphic-properties draw:fill="solid" draw:fill-color="#333300"/>
      <style:paragraph-properties fo:text-align="start"/>
      <style:text-properties fo:color="#999999" fo:font-size="18pt"/>
    </style:style>
    <style:style style:name="P12" style:family="paragraph">
      <loext:graphic-properties draw:fill="solid" draw:fill-color="#669966"/>
      <style:paragraph-properties fo:text-align="start"/>
      <style:text-properties fo:color="#999999" fo:font-size="18pt"/>
    </style:style>
    <style:style style:name="P13" style:family="paragraph">
      <loext:graphic-properties draw:fill="solid" draw:fill-color="#006699"/>
      <style:paragraph-properties fo:text-align="start"/>
      <style:text-properties fo:color="#999999" fo:font-size="18pt"/>
    </style:style>
    <style:style style:name="P14" style:family="paragraph">
      <loext:graphic-properties draw:fill="solid" draw:fill-color="#b2b2b2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ize="18pt"/>
    </style:style>
    <style:style style:name="T5" style:family="text">
      <style:text-properties fo:color="#9999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Middleware</text:p>
          </draw:text-box>
        </draw:frame>
        <draw:frame presentation:style-name="pr2" draw:text-style-name="P1" draw:layer="layout" svg:width="25.199cm" svg:height="13.859cm" svg:x="1.778cm" svg:y="5.334cm" presentation:class="subtitle" presentation:user-transformed="true">
          <draw:text-box>
            <text:p><text:span text:style-name="T1">Diagrams that drill down into the middleware of the TriMet trip planning stack</text:span></text:p>
            <text:p><text:span text:style-name="T1"/></text:p>
            <text:p><text:span text:style-name="T2">Tbd - January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4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5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8" draw:layer="layout" svg:width="4.826cm" svg:height="2.54cm" svg:x="13.97cm" svg:y="17.018cm">
          <text:p text:style-name="P7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9" draw:layer="layout" svg:width="3.048cm" svg:height="2.54cm" svg:x="2.032cm" svg:y="4.826cm">
          <text:p text:style-name="P7">trimet.org</text:p>
        </draw:rect>
        <draw:rect draw:style-name="gr6" draw:text-style-name="P9" draw:layer="layout" svg:width="4.164cm" svg:height="2.54cm" svg:x="13.97cm" svg:y="4.826cm">
          <text:p text:style-name="P7">ride.trimet.org</text:p>
        </draw:rect>
        <draw:rect draw:style-name="gr6" draw:text-style-name="P9" draw:layer="layout" svg:width="3.956cm" svg:height="2.54cm" svg:x="22.86cm" svg:y="4.826cm">
          <text:p text:style-name="P7">call.trimet.org</text:p>
        </draw:rect>
        <draw:rect draw:style-name="gr6" draw:text-style-name="P9" draw:layer="layout" svg:width="4.164cm" svg:height="2.54cm" svg:x="5.258cm" svg:y="4.826cm">
          <text:p text:style-name="P7">trimet.org/ride</text:p>
        </draw:rect>
        <draw:rect draw:style-name="gr6" draw:text-style-name="P9" draw:layer="layout" svg:width="4.318cm" svg:height="2.54cm" svg:x="18.342cm" svg:y="4.826cm">
          <text:p text:style-name="P7">trinet.trimet.org</text:p>
        </draw:rect>
        <draw:rect draw:style-name="gr6" draw:text-style-name="P9" draw:layer="layout" svg:width="4.318cm" svg:height="2.54cm" svg:x="22.46cm" svg:y="9.906cm">
          <text:p text:style-name="P7">Play!</text:p>
        </draw:rect>
        <draw:rect draw:style-name="gr6" draw:text-style-name="P9" draw:layer="layout" svg:width="4.318cm" svg:height="2.54cm" svg:x="3.332cm" svg:y="16.662cm">
          <text:p text:style-name="P7">ATIS</text:p>
          <text:p text:style-name="P7">GeoCoder</text:p>
        </draw:rect>
        <draw:rect draw:style-name="gr6" draw:text-style-name="P9" draw:layer="layout" svg:width="4.318cm" svg:height="2.54cm" svg:x="2.032cm" svg:y="9.906cm">
          <text:p text:style-name="P7">SOLR</text:p>
        </draw:rect>
        <draw:rect draw:style-name="gr6" draw:text-style-name="P9" draw:layer="layout" svg:width="4.318cm" svg:height="2.54cm" svg:x="7.112cm" svg:y="9.906cm">
          <text:p text:style-name="P7">Python</text:p>
          <text:p text:style-name="P7">Apps</text:p>
        </draw:rect>
        <draw:rect draw:style-name="gr6" draw:text-style-name="P9" draw:layer="layout" svg:width="4.164cm" svg:height="2.54cm" svg:x="9.626cm" svg:y="4.826cm">
          <text:p text:style-name="P7">developer</text:p>
          <text:p text:style-name="P7">.trimet.org</text:p>
        </draw:rect>
        <draw:rect draw:style-name="gr6" draw:text-style-name="P10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14" xml:id="id8" draw:id="id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" draw:id="id1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0" xml:id="id10" draw:id="id1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12" draw:id="id12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3" draw:id="id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11" draw:id="id11" draw:layer="layout" svg:width="4.318cm" svg:height="2.54cm" svg:x="18.342cm" svg:y="4.826cm">
          <text:p text:style-name="P7"><text:span text:style-name="T4">trinet.trimet.org</text:span></text:p>
        </draw:rect>
        <draw:rect draw:style-name="gr6" draw:text-style-name="P10" xml:id="id13" draw:id="id13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14" draw:id="id14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6" draw:id="id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5" draw:id="id5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7" draw:id="id7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" draw:id="id2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9" draw:id="id9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rect draw:style-name="gr6" draw:text-style-name="P10" xml:id="id4" draw:id="id4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3.556cm" svg:y1="7.366cm" svg:x2="4.191cm" svg:y2="9.906cm" draw:start-shape="id1" draw:end-shape="id2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3" draw:end-shape="id2" svg:d="M7340 7366c0 1905-3149 635-3149 2540" svg:viewBox="0 0 3150 2541">
          <text:p/>
        </draw:connector>
        <draw:connector draw:style-name="gr7" draw:text-style-name="P15" draw:layer="layout" draw:type="curve" svg:x1="11.708cm" svg:y1="7.366cm" svg:x2="12.079cm" svg:y2="12.954cm" draw:start-shape="id4" draw:end-shape="id5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5" draw:end-shape="id6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5" draw:end-shape="id2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5" draw:end-shape="id7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8" draw:end-shape="id5" svg:d="M16383 17018c0-1143-4304-381-4304-1524" svg:viewBox="0 0 4305 1525">
          <text:p/>
        </draw:connector>
        <draw:connector draw:style-name="gr7" draw:text-style-name="P15" draw:layer="layout" draw:type="curve" draw:line-skew="1.197cm" svg:x1="11.43cm" svg:y1="11.176cm" svg:x2="15.278cm" svg:y2="14.224cm" draw:start-shape="id9" draw:start-glue-point="1" draw:end-shape="id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8" draw:start-glue-point="6" draw:end-shape="id9" draw:end-glue-point="2" svg:d="M13970 18288c-3133 0-4699-1947-4699-5842" svg:viewBox="0 0 4700 5843">
          <text:p/>
        </draw:connector>
        <draw:connector draw:style-name="gr7" draw:text-style-name="P15" draw:layer="layout" draw:type="curve" draw:line-skew="-0.254cm" svg:x1="4.191cm" svg:y1="9.906cm" svg:x2="16.052cm" svg:y2="7.366cm" draw:start-shape="id2" draw:end-shape="id10" draw:end-glue-point="2" svg:d="M4191 9906c0-2286 11861-1016 11861-2540" svg:viewBox="0 0 11862 2541">
          <text:p/>
        </draw:connector>
        <draw:connector draw:style-name="gr7" draw:text-style-name="P15" draw:layer="layout" draw:type="curve" svg:x1="4.191cm" svg:y1="9.906cm" svg:x2="20.501cm" svg:y2="7.366cm" draw:start-shape="id2" draw:end-shape="id11" draw:end-glue-point="2" svg:d="M4191 9906c0-1905 16310-635 16310-2540" svg:viewBox="0 0 16311 2541">
          <text:p/>
        </draw:connector>
        <draw:connector draw:style-name="gr7" draw:text-style-name="P15" draw:layer="layout" draw:type="curve" svg:x1="4.191cm" svg:y1="9.906cm" svg:x2="24.838cm" svg:y2="7.366cm" draw:start-shape="id2" draw:end-shape="id12" draw:end-glue-point="2" svg:d="M4191 9906c0-1905 20647-635 20647-2540" svg:viewBox="0 0 20648 2541">
          <text:p/>
        </draw:connector>
        <draw:connector draw:style-name="gr7" draw:text-style-name="P15" draw:layer="layout" draw:type="curve" svg:x1="24.619cm" svg:y1="9.906cm" svg:x2="24.838cm" svg:y2="7.366cm" draw:start-shape="id13" draw:end-shape="id12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8" draw:start-glue-point="8" draw:end-shape="id13" draw:end-glue-point="2" svg:d="M18796 18288c3882 0 5823-1947 5823-5842" svg:viewBox="0 0 5824 5843">
          <text:p/>
        </draw:connector>
        <draw:connector draw:style-name="gr7" draw:text-style-name="P15" draw:layer="layout" draw:type="curve" svg:x1="19.681cm" svg:y1="12.446cm" svg:x2="18.796cm" svg:y2="18.288cm" draw:start-shape="id14" draw:start-glue-point="2" draw:end-shape="id8" draw:end-glue-point="8" svg:d="M19681 12446c0 3895-295 5842-885 5842" svg:viewBox="0 0 886 5843">
          <text:p/>
        </draw:connector>
        <draw:connector draw:style-name="gr7" draw:text-style-name="P15" draw:layer="layout" draw:type="curve" svg:x1="19.05cm" svg:y1="14.224cm" svg:x2="24.619cm" svg:y2="12.446cm" draw:start-shape="id6" draw:start-glue-point="1" draw:end-shape="id13" draw:end-glue-point="2" svg:d="M19050 14224c3713 0 5569-592 5569-1778" svg:viewBox="0 0 5570 1779">
          <text:p/>
        </draw:connector>
        <draw:connector draw:style-name="gr7" draw:text-style-name="P15" draw:layer="layout" draw:type="curve" draw:line-skew="1.753cm" svg:x1="17.164cm" svg:y1="12.954cm" svg:x2="16.052cm" svg:y2="7.366cm" draw:start-shape="id6" draw:end-shape="id10" draw:end-glue-point="2" svg:d="M17164 12954c0-1561-1112 1232-1112-5588" svg:viewBox="0 0 1113 5589">
          <text:p/>
        </draw:connector>
        <draw:connector draw:style-name="gr7" draw:text-style-name="P15" draw:layer="layout" draw:type="curve" svg:x1="17.272cm" svg:y1="11.176cm" svg:x2="16.052cm" svg:y2="7.366cm" draw:start-shape="id14" draw:start-glue-point="3" draw:end-shape="id10" svg:d="M17272 11176c-814 0-1220-1270-1220-3810" svg:viewBox="0 0 1221 3811">
          <text:p/>
        </draw:connector>
        <draw:connector draw:style-name="gr7" draw:text-style-name="P15" draw:layer="layout" draw:type="curve" svg:x1="9.271cm" svg:y1="9.906cm" svg:x2="7.34cm" svg:y2="7.366cm" draw:start-shape="id9" draw:start-glue-point="0" draw:end-shape="id3" draw:end-glue-point="2" svg:d="M9271 9906c0-1905-1931-635-1931-2540" svg:viewBox="0 0 1932 2541">
          <text:p/>
        </draw:connector>
        <draw:connector draw:style-name="gr7" draw:text-style-name="P15" draw:layer="layout" draw:type="curve" svg:x1="19.681cm" svg:y1="9.906cm" svg:x2="20.501cm" svg:y2="7.366cm" draw:start-shape="id14" draw:end-shape="id11" draw:end-glue-point="2" svg:d="M19681 9906c0-1905 820-635 820-2540" svg:viewBox="0 0 821 2541">
          <text:p/>
        </draw:connector>
        <draw:connector draw:style-name="gr7" draw:text-style-name="P15" draw:layer="layout" draw:type="curve" svg:x1="7.34cm" svg:y1="7.366cm" svg:x2="3.556cm" svg:y2="7.366cm" draw:start-shape="id3" draw:start-glue-point="2" draw:end-shape="id1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9" draw:end-shape="id7" svg:d="M9271 12446c0 3162-3780 1054-3780 4216" svg:viewBox="0 0 3781 4217">
          <text:p/>
        </draw:connector>
        <draw:connector draw:style-name="gr7" draw:text-style-name="P15" draw:layer="layout" draw:type="curve" svg:x1="12.079cm" svg:y1="12.954cm" svg:x2="16.052cm" svg:y2="7.366cm" draw:start-shape="id5" draw:start-glue-point="0" draw:end-shape="id10" draw:end-glue-point="2" svg:d="M12079 12954c0-4191 3973-1397 3973-5588" svg:viewBox="0 0 3974 5589">
          <text:p/>
        </draw:connector>
        <draw:connector draw:style-name="gr7" draw:text-style-name="P15" draw:layer="layout" draw:type="curve" svg:x1="11.43cm" svg:y1="11.176cm" svg:x2="17.272cm" svg:y2="11.176cm" draw:start-shape="id9" draw:end-shape="id14" draw:end-glue-point="3" svg:d="M11430 11176h5842" svg:viewBox="0 0 5843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6-11-14T16:57:13.78</meta:creation-date>
    <meta:editing-duration>P1DT37M21S</meta:editing-duration>
    <meta:editing-cycles>63</meta:editing-cycles>
    <dc:date>2017-01-10T16:15:31.622601000</dc:date>
    <meta:generator>LibreOffice/5.2.3.3$MacOSX_X86_64 LibreOffice_project/d54a8868f08a7b39642414cf2c8ef2f228f780cf</meta:generator>
    <meta:document-statistic meta:object-count="89"/>
  </office:meta>
</office:document-meta>
</file>